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Zadanie</text:p>
          </table:table-cell>
          <table:table-cell office:value-type="string">
            <text:p>Poker</text:p>
          </table:table-cell>
          <table:table-cell office:value-type="string">
            <text:p>Wyni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22">
            <text:p>11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2">
            <text:p>22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2">
            <text:p>22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1">
            <text:p>22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11">
            <text:p>11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35">
            <text:p>33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813">
            <text:p>558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11">
            <text:p>11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21">
            <text:p>21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14.11.2018</text:date>, <text:time>18:43:1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Jack</meta:initial-creator>
    <meta:creation-date>2018-11-14T18:39:36.79</meta:creation-date>
    <meta:generator>OpenOffice/4.1.5$Win32 OpenOffice.org_project/415m1$Build-9789</meta:generator>
    <dc:date>2018-11-14T18:43:15.03</dc:date>
    <dc:creator>Tom Jack</dc:creator>
    <meta:editing-duration>PT3M38S</meta:editing-duration>
    <meta:editing-cycles>1</meta:editing-cycles>
    <meta:document-statistic meta:table-count="3" meta:cell-count="33" meta:object-count="0"/>
  </office:meta>
</office:document-meta>
</file>